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X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Hannah Bartel</text:p>
          </table:table-cell>
          <table:covered-table-cell table:style-name="ce19" table:content-validation-name="val2"/>
          <table:table-cell table:number-columns-repeated="12" table:style-name="ce26"/>
          <table:table-cell table:style-name="ce26" office:value-type="string">
            <text:p>b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amryn Siemens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number-columns-repeated="4" table:style-name="ce26"/>
          <table:table-cell table:number-columns-repeated="6" table:style-name="ce42"/>
          <table:table-cell/>
          <table:table-cell table:style-name="ce48" table:formula="of:=[Calculations.Y42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Vidalia Bartel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60">
            <text:p>60</text:p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80">
            <text:p>80</text:p>
          </table:table-cell>
          <table:table-cell table:style-name="ce20" table:formula="of:=[Calculations.M7]" office:value-type="float" office:value="100">
            <text:p>10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10">
            <text:p>110</text:p>
          </table:table-cell>
          <table:table-cell table:style-name="ce20" table:formula="of:=[Calculations.R7]" office:value-type="float" office:value="140">
            <text:p>14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ellan Peters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 office:value-type="string">
            <text:p>e</text:p>
          </table:table-cell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Emmalyn Peters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Leah Marti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30">
            <text:p>3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50">
            <text:p>50</text:p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70">
            <text:p>70</text:p>
          </table:table-cell>
          <table:table-cell table:style-name="ce38" table:formula="of:=[Calculations.Q58]" office:value-type="float" office:value="60">
            <text:p>60</text:p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80">
            <text:p>8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Sadie Rumancik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ethany McGrego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enna Wastete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10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Amanda Waldher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e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30">
            <text:p>3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X">
            <text:p>Quiz AX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2">
            <text:p>Morris 2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40">
            <text:p>140</text:p>
          </table:table-cell>
          <table:table-cell table:style-name="ce58" table:formula="of:=[Calculations.AE16]" office:value-type="float" office:value="16">
            <text:p>16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1">
            <text:p>Morris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4">
            <text:p>Langenburg 4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30">
            <text:p>30</text:p>
          </table:table-cell>
          <table:table-cell table:style-name="ce58" table:formula="of:=[Calculations.AE18]" office:value-type="float" office:value="2">
            <text:p>2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40">
            <text:p>1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Hannah Bartel">
            <text:p>Hannah Bartel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 office:value-type="string" office:string-value="b">
            <text:p>b</text:p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amryn Siemens">
            <text:p>Kamryn Siemens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c">
            <text:p>c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 office:value-type="string" office:string-value="c">
            <text:p>c</text:p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e">
            <text:p>e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Vidalia Bartel">
            <text:p>Vidalia Bartel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 office:value-type="string" office:string-value="c">
            <text:p>c</text:p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 office:value-type="string" office:string-value="c">
            <text:p>c</text:p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40">
            <text:p>4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60">
            <text:p>60</text:p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80">
            <text:p>80</text:p>
          </table:table-cell>
          <table:table-cell table:style-name="ce65" table:formula="of:=[Calculations.M7]" office:value-type="float" office:value="100">
            <text:p>10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10">
            <text:p>110</text:p>
          </table:table-cell>
          <table:table-cell table:style-name="ce65" table:formula="of:=[Calculations.R7]" office:value-type="float" office:value="140">
            <text:p>14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1">
            <text:p>Morris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ellan Peters">
            <text:p>Kellan Peters</text:p>
          </table:table-cell>
          <table:table-cell table:formula="of:=[Calculations.B53]" office:value-type="float" office:value="50">
            <text:p>50</text:p>
          </table:table-cell>
          <table:table-cell table:style-name="ce60" table:formula="of:=[Calculations.C53]" office:value-type="float" office:value="2">
            <text:p>2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e">
            <text:p>e</text:p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 office:value-type="string" office:string-value="c">
            <text:p>c</text:p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e">
            <text:p>e</text:p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c">
            <text:p>c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Emmalyn Peters">
            <text:p>Emmalyn Peters</text:p>
          </table:table-cell>
          <table:table-cell table:formula="of:=[Calculations.B54]" office:value-type="float" office:value="10">
            <text:p>1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 office:value-type="string" office:string-value="e">
            <text:p>e</text:p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e">
            <text:p>e</text:p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Leah Martin">
            <text:p>Leah Marti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30">
            <text:p>3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50">
            <text:p>50</text:p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70">
            <text:p>70</text:p>
          </table:table-cell>
          <table:table-cell table:style-name="ce65" table:formula="of:=[Calculations.Q58]" office:value-type="float" office:value="60">
            <text:p>60</text:p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80">
            <text:p>8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4">
            <text:p>Langenburg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Sadie Rumancik">
            <text:p>Sadie Rumancik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ethany McGregor">
            <text:p>Bethany McGregor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enna Wastete">
            <text:p>Jenna Wastete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 office:value-type="string" office:string-value="c">
            <text:p>c</text:p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Amanda Waldherr">
            <text:p>Amanda Waldherr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 office:value-type="string" office:string-value="e">
            <text:p>e</text:p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30">
            <text:p>30</text:p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X">
            <text:p>AX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40">
            <text:p>140</text:p>
          </table:table-cell>
          <table:table-cell table:style-name="ce24" table:formula="of:=[Calculations.AE16]" office:value-type="float" office:value="16">
            <text:p>16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AX">
            <text:p>AX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AX">
            <text:p>AX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30">
            <text:p>30</text:p>
          </table:table-cell>
          <table:table-cell table:style-name="ce24" table:formula="of:=[Calculations.AE18]" office:value-type="float" office:value="2">
            <text:p>2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Hannah Bartel">
            <text:p>Hannah Bartel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mryn Siemens">
            <text:p>Kamryn Siemens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Vidalia Bartel">
            <text:p>Vidalia Bartel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ellan Peters">
            <text:p>Kella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3]" office:value-type="float" office:value="50">
            <text:p>50</text:p>
          </table:table-cell>
          <table:table-cell table:style-name="ce24" table:formula="of:=[Calculations.C53]" office:value-type="float" office:value="2">
            <text:p>2</text:p>
          </table:table-cell>
          <table:table-cell table:formula="of:=[Calculations.D53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mmalyn Peters">
            <text:p>Emmaly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4]" office:value-type="float" office:value="10">
            <text:p>1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Leah Martin">
            <text:p>Leah Martin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Sadie Rumancik">
            <text:p>Sadie Rumancik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ethany McGregor">
            <text:p>Bethany McGrego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enna Wastete">
            <text:p>Jenna Wastete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Amanda Waldherr">
            <text:p>Amanda Waldher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Hannah Bartel">
            <text:p>Hannah Bartel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 office:value-type="string" office:string-value="b">
            <text:p>b</text:p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mryn Siemens">
            <text:p>Kamryn Siemens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c">
            <text:p>c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 office:value-type="string" office:string-value="c">
            <text:p>c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e">
            <text:p>e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Vidalia Bartel">
            <text:p>Vidalia Bartel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 office:value-type="string" office:string-value="c">
            <text:p>c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 office:value-type="string" office:string-value="c">
            <text:p>c</text:p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2">
            <text:p>Morris 2</text:p>
          </table:table-cell>
          <table:table-cell table:style-name="ce77" table:formula="of:=[.$S$42]" office:value-type="float" office:value="140">
            <text:p>14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6">
            <text:p>16</text:p>
          </table:table-cell>
          <table:table-cell table:style-name="ce78" table:formula="of:=VLOOKUP([.AG$3];TeamPoints;2)+MAX(([.$AC4]-VLOOKUP([.AG$3];TeamPoints;3))/10;0)" office:value-type="float" office:value="15">
            <text:p>15</text:p>
          </table:table-cell>
          <table:table-cell table:style-name="ce78" table:formula="of:=VLOOKUP([.AH$3];TeamPoints;2)+MAX(([.$AC4]-VLOOKUP([.AH$3];TeamPoints;3))/10;0)" office:value-type="float" office:value="14">
            <text:p>14</text:p>
          </table:table-cell>
          <table:table-cell table:style-name="ce78" table:formula="of:=VLOOKUP([.AI$3];TeamPoints;2)+MAX(([.$AC4]-VLOOKUP([.AI$3];TeamPoints;3))/10;0)" office:value-type="float" office:value="14">
            <text:p>14</text:p>
          </table:table-cell>
          <table:table-cell table:style-name="ce78" table:formula="of:=VLOOKUP([.AJ$3];TeamPoints;2)+MAX(([.$AC4]-VLOOKUP([.AJ$3];TeamPoints;3))/10;0)" office:value-type="float" office:value="14">
            <text:p>14</text:p>
          </table:table-cell>
          <table:table-cell table:style-name="ce78" table:formula="of:=VLOOKUP([.AK$3];TeamPoints;2)+MAX(([.$AC4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7" table:formula="of:=[.$S$144]" office:value-type="float" office:value="30">
            <text:p>3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40">
            <text:p>4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60">
            <text:p>6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80">
            <text:p>80</text:p>
          </table:table-cell>
          <table:table-cell table:style-name="ce78" table:formula="of:=IF([.M41]=0;&quot;&quot;;[.M42])" office:value-type="float" office:value="100">
            <text:p>10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10">
            <text:p>110</text:p>
          </table:table-cell>
          <table:table-cell table:style-name="ce78" table:formula="of:=IF([.R41]=0;&quot;&quot;;[.R42])" office:value-type="float" office:value="140">
            <text:p>14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2">
            <text:p>Morris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Morris 1">
            <text:p>Morris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4">
            <text:p>Langenburg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Morris 2">
            <text:p>Morris 2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40">
            <text:p>140</text:p>
          </table:table-cell>
          <table:table-cell table:style-name="ce77" table:formula="of:=HLOOKUP([.AC16];TotalPoints;2)" office:value-type="float" office:value="16">
            <text:p>16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10">
            <text:p>1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30">
            <text:p>30</text:p>
          </table:table-cell>
          <table:table-cell table:style-name="ce77" table:formula="of:=HLOOKUP([.AC18];TotalPoints;4)" office:value-type="float" office:value="2">
            <text:p>2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1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1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00">
            <text:p>10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40">
            <text:p>140</text:p>
          </table:table-cell>
          <table:table-cell table:formula="of:=[.R42]+[.S41]" office:value-type="float" office:value="140">
            <text:p>140</text:p>
          </table:table-cell>
          <table:table-cell table:formula="of:=[.S42]+[.T41]" office:value-type="float" office:value="140">
            <text:p>140</text:p>
          </table:table-cell>
          <table:table-cell table:formula="of:=[.T42]+[.U41]" office:value-type="float" office:value="140">
            <text:p>140</text:p>
          </table:table-cell>
          <table:table-cell table:formula="of:=[.U42]+[.V41]" office:value-type="float" office:value="140">
            <text:p>140</text:p>
          </table:table-cell>
          <table:table-cell table:formula="of:=[.V42]+[.W41]" office:value-type="float" office:value="140">
            <text:p>140</text:p>
          </table:table-cell>
          <table:table-cell table:formula="of:=[.W42]+[.X41]" office:value-type="float" office:value="140">
            <text:p>140</text:p>
          </table:table-cell>
          <table:table-cell table:formula="of:=[.X42]+[.Y41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true">
            <text:p>TRU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true">
            <text:p>TRU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1">
            <text:p>Morris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ellan Peters">
            <text:p>Kellan Peters</text:p>
          </table:table-cell>
          <table:table-cell table:style-name="ce77" table:formula="of:=[.S61]*20+[.Z61]+[.Z73]+[.Z83]" office:value-type="float" office:value="50">
            <text:p>50</text:p>
          </table:table-cell>
          <table:table-cell table:style-name="ce77" table:formula="of:=[.S73]" office:value-type="float" office:value="2">
            <text:p>2</text:p>
          </table:table-cell>
          <table:table-cell table:formula="of:=[.S61]+[.S73]" office:value-type="float" office:value="5">
            <text:p>5</text:p>
          </table:table-cell>
          <table:table-cell table:style-name="ce78" table:formula="of:=IF([Quiz.D14]=0;&quot;&quot;;[Quiz.D14])" office:value-type="string" office:string-value="e">
            <text:p>e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 office:value-type="string" office:string-value="c">
            <text:p>c</text:p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e">
            <text:p>e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c">
            <text:p>c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mmalyn Peters">
            <text:p>Emmalyn Peters</text:p>
          </table:table-cell>
          <table:table-cell table:style-name="ce77" table:formula="of:=[.S62]*20+[.Z62]+[.Z74]+[.Z84]" office:value-type="float" office:value="10">
            <text:p>1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 office:value-type="string" office:string-value="e">
            <text:p>e</text:p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e">
            <text:p>e</text:p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Leah Martin">
            <text:p>Leah Marti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30">
            <text:p>3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50">
            <text:p>5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70">
            <text:p>70</text:p>
          </table:table-cell>
          <table:table-cell table:style-name="ce78" table:formula="of:=IF([.Q92]=0;&quot;&quot;;[.Q93])" office:value-type="float" office:value="60">
            <text:p>6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80">
            <text:p>8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1">
            <text:p>1</text:p>
          </table:table-cell>
          <table:table-cell table:formula="of:=IF(LOWER([.F53])=&quot;e&quot;;[.E73]+1;[.E73])" office:value-type="float" office:value="1">
            <text:p>1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2">
            <text:p>2</text:p>
          </table:table-cell>
          <table:table-cell table:formula="of:=IF(LOWER([.R53])=&quot;e&quot;;[.Q73]+1;[.Q73])" office:value-type="float" office:value="2">
            <text:p>2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2">
            <text:p>2</text:p>
          </table:table-cell>
          <table:table-cell table:formula="of:=IF(LOWER([.L54])=&quot;e&quot;;[.K74]+1;[.K74])" office:value-type="float" office:value="2">
            <text:p>2</text:p>
          </table:table-cell>
          <table:table-cell table:formula="of:=IF(LOWER([.M54])=&quot;e&quot;;[.L74]+1;[.L74])" office:value-type="float" office:value="2">
            <text:p>2</text:p>
          </table:table-cell>
          <table:table-cell table:formula="of:=IF(LOWER([.N54])=&quot;e&quot;;[.M74]+1;[.M74])" office:value-type="float" office:value="2">
            <text:p>2</text:p>
          </table:table-cell>
          <table:table-cell table:formula="of:=IF(LOWER([.O54])=&quot;e&quot;;[.N74]+1;[.N74])" office:value-type="float" office:value="2">
            <text:p>2</text:p>
          </table:table-cell>
          <table:table-cell table:formula="of:=IF(LOWER([.P54])=&quot;e&quot;;[.O74]+1;[.O74])" office:value-type="float" office:value="2">
            <text:p>2</text:p>
          </table:table-cell>
          <table:table-cell table:formula="of:=IF(LOWER([.Q54])=&quot;e&quot;;[.P74]+1;[.P74])" office:value-type="float" office:value="2">
            <text:p>2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3">
            <text:p>3</text:p>
          </table:table-cell>
          <table:table-cell table:formula="of:=SUM([.L73:.L77])" office:value-type="float" office:value="3">
            <text:p>3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4">
            <text:p>4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-10">
            <text:p>-1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-10">
            <text:p>-1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-1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30">
            <text:p>30</text:p>
          </table:table-cell>
          <table:table-cell table:formula="of:=[.K93]+[.L92]" office:value-type="float" office:value="30">
            <text:p>30</text:p>
          </table:table-cell>
          <table:table-cell table:formula="of:=[.L93]+[.M92]" office:value-type="float" office:value="30">
            <text:p>30</text:p>
          </table:table-cell>
          <table:table-cell table:formula="of:=[.M93]+[.N92]" office:value-type="float" office:value="50">
            <text:p>50</text:p>
          </table:table-cell>
          <table:table-cell table:formula="of:=[.N93]+[.O92]" office:value-type="float" office:value="50">
            <text:p>50</text:p>
          </table:table-cell>
          <table:table-cell table:formula="of:=[.O93]+[.P92]" office:value-type="float" office:value="70">
            <text:p>7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true">
            <text:p>TRU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4">
            <text:p>Langenburg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Sadie Rumancik">
            <text:p>Sadie Rumancik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ethany McGregor">
            <text:p>Bethany McGregor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enna Wastete">
            <text:p>Jenna Wastete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 office:value-type="string" office:string-value="c">
            <text:p>c</text:p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Amanda Waldherr">
            <text:p>Amanda Waldherr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 office:value-type="string" office:string-value="e">
            <text:p>e</text:p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30">
            <text:p>3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-1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30">
            <text:p>30</text:p>
          </table:table-cell>
          <table:table-cell table:formula="of:=[.Q144]+[.R143]" office:value-type="float" office:value="30">
            <text:p>30</text:p>
          </table:table-cell>
          <table:table-cell table:formula="of:=[.R144]+[.S143]" office:value-type="float" office:value="30">
            <text:p>30</text:p>
          </table:table-cell>
          <table:table-cell table:formula="of:=[.S144]+[.T143]" office:value-type="float" office:value="30">
            <text:p>30</text:p>
          </table:table-cell>
          <table:table-cell table:formula="of:=[.T144]+[.U143]" office:value-type="float" office:value="30">
            <text:p>30</text:p>
          </table:table-cell>
          <table:table-cell table:formula="of:=[.U144]+[.V143]" office:value-type="float" office:value="30">
            <text:p>30</text:p>
          </table:table-cell>
          <table:table-cell table:formula="of:=[.V144]+[.W143]" office:value-type="float" office:value="30">
            <text:p>30</text:p>
          </table:table-cell>
          <table:table-cell table:formula="of:=[.W144]+[.X143]" office:value-type="float" office:value="30">
            <text:p>30</text:p>
          </table:table-cell>
          <table:table-cell table:formula="of:=[.X144]+[.Y143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1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9:54:09.72</meta:creation-date>
    <meta:editing-duration>PT1H31M24S</meta:editing-duration>
    <meta:editing-cycles>3</meta:editing-cycles>
    <meta:generator>OpenOffice/4.1.6$Win32 OpenOffice.org_project/416m1$Build-9790</meta:generator>
    <dc:date>2019-10-26T11:25:28.08</dc:date>
    <meta:document-statistic meta:table-count="5" meta:cell-count="4332" meta:object-count="0"/>
  </office:meta>
</office:document-meta>
</file>